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1" svg:font-family="'CMU Serif'" style:font-pitch="variable"/>
    <style:font-face style:name="CMU Serif2" svg:font-family="'CMU Serif'" style:font-adornments="Roman" style:font-pitch="variable"/>
    <style:font-face style:name="Liberation Sans1" svg:font-family="'Liberation Sans'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6e6e6" draw:textarea-horizontal-align="left" draw:textarea-vertical-align="top" draw:auto-grow-height="false" fo:min-height="19.562cm" fo:min-width="15.248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center" draw:textarea-vertical-align="middle" draw:auto-grow-height="false" fo:min-height="3.56cm" fo:min-width="14.232cm" fo:padding-top="0.151cm" fo:padding-bottom="0.151cm" fo:padding-left="0.276cm" fo:padding-right="0.276cm" draw:shadow="visible" draw:shadow-offset-x="0.152cm" draw:shadow-offset-y="0.152cm" draw:shadow-color="#cccccc"/>
    </style:style>
    <style:style style:name="gr3" style:family="graphic" style:parent-style-name="standard">
      <style:graphic-properties svg:stroke-color="#000000" draw:fill-color="#ffffff" draw:textarea-horizontal-align="center" draw:textarea-vertical-align="middle" draw:auto-grow-height="false" fo:min-height="0.512cm" fo:min-width="2.04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left" draw:textarea-vertical-align="top" draw:auto-grow-height="false" fo:min-height="11.636cm" fo:min-width="3.512cm" fo:padding-top="0.151cm" fo:padding-bottom="0.151cm" fo:padding-left="0.276cm" fo:padding-right="0.276cm" draw:shadow="visible" draw:shadow-offset-x="0.152cm" draw:shadow-offset-y="0.152cm" draw:shadow-color="#cccccc"/>
    </style:style>
    <style:style style:name="gr5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6.354cm" fo:min-width="3.056cm"/>
    </style:style>
    <style:style style:name="gr6" style:family="graphic" style:parent-style-name="standard">
      <style:graphic-properties svg:stroke-color="#000000" draw:fill-color="#ffffff" draw:textarea-horizontal-align="center" draw:textarea-vertical-align="middle" draw:auto-grow-height="false" fo:min-height="0.512cm" fo:min-width="2.548cm"/>
    </style:style>
    <style:style style:name="gr7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3.687cm" fo:min-width="3.05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ffff" draw:textarea-horizontal-align="left" draw:textarea-vertical-align="top" draw:auto-grow-height="false" fo:min-height="9.858cm" fo:min-width="3.512cm" fo:padding-top="0.151cm" fo:padding-bottom="0.151cm" fo:padding-left="0.276cm" fo:padding-right="0.276cm" draw:shadow="visible" draw:shadow-offset-x="0.152cm" draw:shadow-offset-y="0.152cm" draw:shadow-color="#cccccc"/>
    </style:style>
    <style:style style:name="gr9" style:family="graphic" style:parent-style-name="standard">
      <style:graphic-properties svg:stroke-color="#000000" draw:fill-color="#ffffff" draw:textarea-horizontal-align="center" draw:textarea-vertical-align="middle" draw:auto-grow-height="false" fo:min-height="0.509cm" fo:min-width="2.548cm"/>
    </style:style>
    <style:style style:name="gr10" style:family="graphic" style:parent-style-name="standard">
      <style:graphic-properties svg:stroke-color="#000000" draw:fill-color="#ffffff" draw:textarea-horizontal-align="center" draw:textarea-vertical-align="middle" draw:auto-grow-height="false" fo:min-height="0.508cm" fo:min-width="2.548cm"/>
    </style:style>
    <style:style style:name="gr11" style:family="graphic" style:parent-style-name="standard">
      <style:graphic-properties svg:stroke-color="#000000" draw:fill-color="#ffffff" draw:textarea-horizontal-align="center" draw:textarea-vertical-align="middle" draw:auto-grow-height="false" fo:min-height="0.522cm" fo:min-width="2.548cm"/>
    </style:style>
    <style:style style:name="gr12" style:family="graphic" style:parent-style-name="standard">
      <style:graphic-properties svg:stroke-color="#000000" draw:fill-color="#ffffff" draw:textarea-horizontal-align="center" draw:textarea-vertical-align="middle" draw:auto-grow-height="false" fo:min-height="0.504cm" fo:min-width="2.548cm"/>
    </style:style>
    <style:style style:name="gr13" style:family="graphic" style:parent-style-name="objectwithoutfill">
      <style:graphic-properties draw:stroke="dash" draw:stroke-dash="Ultrafine_20_Dashed" svg:stroke-width="0.102cm" draw:marker-start-width="0.509cm" draw:marker-end="Arrow" draw:marker-end-width="0.203cm" draw:fill="none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svg:stroke-color="#000000" draw:fill-color="#ffffff" draw:textarea-horizontal-align="center" draw:textarea-vertical-align="middle" draw:auto-grow-height="false" fo:min-height="1.02cm" fo:min-width="2.04cm"/>
    </style:style>
    <style:style style:name="gr15" style:family="graphic" style:parent-style-name="objectwithoutfill">
      <style:graphic-properties svg:stroke-width="0.102cm" svg:stroke-color="#808080" draw:marker-start-width="0.509cm" draw:marker-end="Arrow" draw:marker-end-width="0.203cm" draw:fill="none" draw:textarea-vertical-align="middle" fo:padding-top="0.176cm" fo:padding-bottom="0.176cm" fo:padding-left="0.301cm" fo:padding-right="0.301cm"/>
    </style:style>
    <style:style style:name="gr16" style:family="graphic" style:parent-style-name="objectwithoutfill">
      <style:graphic-properties draw:stroke="dash" draw:stroke-dash="Ultrafine_20_Dashed" svg:stroke-width="0.102cm" draw:marker-start-width="0.509cm" draw:marker-end="Arrow" draw:marker-end-width="0.203cm" draw:fill="none" draw:textarea-horizontal-align="left" draw:textarea-vertical-align="top" fo:padding-top="0.176cm" fo:padding-bottom="0.508cm" fo:padding-left="0.301cm" fo:padding-right="0.301cm"/>
    </style:style>
    <style:style style:name="gr17" style:family="graphic" style:parent-style-name="objectwithoutfill">
      <style:graphic-properties draw:stroke="dash" draw:stroke-dash="Ultrafine_20_Dashed" svg:stroke-width="0.102cm" draw:marker-start="Arrow" draw:marker-start-width="0.203cm" draw:marker-end="" draw:marker-end-width="0.203cm" draw:fill="none" draw:textarea-horizontal-align="right" draw:textarea-vertical-align="top" fo:padding-top="0.176cm" fo:padding-bottom="0.508cm" fo:padding-left="0.301cm" fo:padding-right="0.301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512cm"/>
    </style:style>
    <style:style style:name="gr20" style:family="graphic" style:parent-style-name="standard">
      <style:graphic-properties draw:stroke="none" svg:stroke-color="#000000" draw:fill="none" draw:fill-color="#ffffff" fo:min-height="0.505cm"/>
    </style:style>
    <style:style style:name="gr21" style:family="graphic" style:parent-style-name="objectwithoutfill">
      <style:graphic-properties svg:stroke-width="0.102cm" draw:marker-start-width="0.509cm" draw:marker-end="Arrow" draw:marker-end-width="0.203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-color="#e6e6e6"/>
      <style:paragraph-properties fo:text-align="center"/>
      <style:text-properties style:font-name="CMU Serif" fo:font-weight="bold" style:font-weight-asian="bold" style:font-weight-complex="bold"/>
    </style:style>
    <style:style style:name="P3" style:family="paragraph">
      <loext:graphic-properties draw:fill-color="#ffffff"/>
      <style:paragraph-properties fo:text-align="center"/>
      <style:text-properties style:font-name="CMU Serif" fo:font-weight="normal" style:font-weight-asian="normal" style:font-weight-complex="normal"/>
    </style:style>
    <style:style style:name="P4" style:family="paragraph">
      <loext:graphic-properties draw:fill-color="#ffffff"/>
      <style:paragraph-properties fo:text-align="center"/>
      <style:text-properties style:font-name="CMU Serif" fo:font-weight="bold" style:font-weight-asian="bold" style:font-weight-complex="bold"/>
    </style:style>
    <style:style style:name="P5" style:family="paragraph">
      <loext:graphic-properties draw:fill-color="#ffffff"/>
      <style:paragraph-properties fo:text-align="center"/>
      <style:text-properties style:font-name="CMU Serif2" fo:font-size="12pt" fo:font-weight="normal" style:font-size-asian="18pt" style:font-weight-asian="normal" style:font-size-complex="18pt"/>
    </style:style>
    <style:style style:name="P6" style:family="paragraph">
      <loext:graphic-properties draw:fill-color="#ffffff"/>
      <style:paragraph-properties fo:text-align="center"/>
      <style:text-properties style:font-name="CMU Seri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cm" fo:margin-bottom="0cm" fo:text-align="center"/>
    </style:style>
    <style:style style:name="P9" style:family="paragraph">
      <loext:graphic-properties draw:fill="none"/>
      <style:paragraph-properties fo:margin-top="0cm" fo:margin-bottom="0cm" fo:text-align="center"/>
      <style:text-properties style:font-name="CMU Serif1" fo:font-size="12pt" style:font-size-asian="12pt" style:font-size-complex="12pt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style:font-name="CMU Serif1" fo:font-size="12pt" fo:font-weight="normal" style:font-size-asian="12pt" style:font-weight-asian="normal" style:font-size-complex="12pt"/>
    </style:style>
    <style:style style:name="P12" style:family="paragraph">
      <loext:graphic-properties draw:fill="none"/>
      <style:paragraph-properties fo:text-align="center"/>
      <style:text-properties style:font-name="CMU Serif2" fo:font-size="12pt" fo:font-weight="normal" style:font-size-asian="18pt" style:font-weight-asian="normal" style:font-size-complex="18pt"/>
    </style:style>
    <style:style style:name="T1" style:family="text">
      <style:text-properties style:font-name="CMU Serif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CMU Serif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CMU Serif" fo:font-size="12pt" style:font-size-asian="12pt" style:font-size-complex="12pt"/>
    </style:style>
    <style:style style:name="T4" style:family="text">
      <style:text-properties style:font-name="CMU Serif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748cm" svg:height="19.812cm" svg:x="3.048cm" svg:y="0.254cm">
          <text:p text:style-name="P1"><text:span text:style-name="T1">MCE Module UV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3" draw:layer="layout" svg:width="14.732cm" svg:height="3.81cm" svg:x="3.556cm" svg:y="13.208cm">
          <text:p text:style-name="P1"><text:span text:style-name="T2">Monito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3" draw:layer="layout" svg:width="2.54cm" svg:height="0.762cm" svg:x="3.556cm" svg:y="1.524cm">
          <text:p text:style-name="P1"><text:span text:style-name="T2">Confi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3" draw:layer="layout" svg:width="2.54cm" svg:height="0.762cm" svg:x="3.556cm" svg:y="2.794cm">
          <text:p text:style-name="P1"><text:span text:style-name="T2">Signal Ma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4" draw:layer="layout" svg:width="4.064cm" svg:height="11.938cm" svg:x="12.573cm" svg:y="0.762cm">
          <text:p text:style-name="P1"><text:span text:style-name="T1">Scoreboar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5" draw:layer="layout" svg:width="3.556cm" svg:height="6.604cm" svg:x="12.827cm" svg:y="1.65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048cm" svg:height="0.762cm" svg:x="13.081cm" svg:y="2.032cm">
          <text:p text:style-name="P1"><text:span text:style-name="T3">PC Lis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6" draw:layer="layout" svg:width="3.048cm" svg:height="0.762cm" svg:x="13.081cm" svg:y="3.303cm">
          <text:p text:style-name="P1"><text:span text:style-name="T3">Call Stack Lis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6" draw:layer="layout" svg:width="3.048cm" svg:height="0.762cm" svg:x="13.081cm" svg:y="5.844cm">
          <text:p text:style-name="P1"><text:span text:style-name="T3">SCP Write Lis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6" draw:layer="layout" svg:width="3.048cm" svg:height="0.762cm" svg:x="13.081cm" svg:y="4.573cm">
          <text:p text:style-name="P1"><text:span text:style-name="T3">SCP Read Lis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5" draw:layer="layout" svg:width="3.556cm" svg:height="3.937cm" svg:x="12.827cm" svg:y="8.50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048cm" svg:height="0.762cm" svg:x="13.081cm" svg:y="10.16cm">
          <text:p text:style-name="P1"><text:span text:style-name="T3">CS Overf. Lis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6" draw:layer="layout" svg:width="3.048cm" svg:height="0.762cm" svg:x="13.081cm" svg:y="8.89cm">
          <text:p text:style-name="P1"><text:span text:style-name="T3">Done Lis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6" draw:layer="layout" svg:width="3.048cm" svg:height="0.762cm" svg:x="13.081cm" svg:y="7.112cm">
          <text:p text:style-name="P1"><text:span text:style-name="T3">CCR Lis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4.064cm" svg:height="10.16cm" svg:x="6.858cm" svg:y="2.54cm">
          <text:p text:style-name="P1"><text:span text:style-name="T1">Ref. Mo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6" draw:layer="layout" svg:width="3.048cm" svg:height="0.759cm" svg:x="7.366cm" svg:y="5.092cm">
          <text:p text:style-name="P1"><text:span text:style-name="T3">Call Stack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6" draw:layer="layout" svg:width="3.048cm" svg:height="0.758cm" svg:x="7.366cm" svg:y="6.357cm">
          <text:p text:style-name="P1"><text:span text:style-name="T3">Inst. Memory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3.048cm" svg:height="0.772cm" svg:x="7.366cm" svg:y="7.625cm">
          <text:p text:style-name="P1"><text:span text:style-name="T3">Scratchpa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3.048cm" svg:height="0.772cm" svg:x="7.366cm" svg:y="8.89cm">
          <text:p text:style-name="P1"><text:span text:style-name="T3">Internal CC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6" draw:layer="layout" svg:width="3.048cm" svg:height="0.754cm" svg:x="7.366cm" svg:y="10.172cm">
          <text:p text:style-name="P1"><text:span text:style-name="T3">External CC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3.048cm" svg:height="0.772cm" svg:x="7.366cm" svg:y="3.81cm">
          <text:p text:style-name="P1"><text:span text:style-name="T3">PC</text:span></text:p>
          <draw:enhanced-geometry svg:viewBox="0 0 21600 21600" draw:mirror-horizontal="true" draw:type="rectangle" draw:enhanced-path="M 0 0 L 21600 0 21600 21600 0 21600 0 0 Z N"/>
        </draw:custom-shape>
        <draw:line draw:style-name="gr13" draw:text-style-name="P7" draw:layer="layout" svg:x1="6.35cm" svg:y1="18.288cm" svg:x2="6.35cm" svg:y2="17.018cm">
          <text:p/>
        </draw:line>
        <draw:custom-shape draw:style-name="gr14" draw:text-style-name="P6" draw:layer="layout" svg:width="2.54cm" svg:height="1.27cm" svg:x="5.08cm" svg:y="18.288cm">
          <text:p text:style-name="P1"><text:span text:style-name="T3">PC</text:span></text:p>
          <text:p text:style-name="P1"><text:span text:style-name="T3">Collecto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6" draw:layer="layout" svg:width="2.54cm" svg:height="1.27cm" svg:x="8.128cm" svg:y="18.288cm">
          <text:p text:style-name="P1"><text:span text:style-name="T3">Call Stack</text:span></text:p>
          <text:p text:style-name="P1"><text:span text:style-name="T3">Collecto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6" draw:layer="layout" svg:width="2.54cm" svg:height="1.27cm" svg:x="11.176cm" svg:y="18.288cm">
          <text:p text:style-name="P1"><text:span text:style-name="T3">Scratchpad</text:span></text:p>
          <text:p text:style-name="P1"><text:span text:style-name="T3">Collecto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6" draw:layer="layout" svg:width="2.54cm" svg:height="1.27cm" svg:x="14.224cm" svg:y="18.288cm">
          <text:p text:style-name="P1"><text:span text:style-name="T3">CCR</text:span></text:p>
          <text:p text:style-name="P1"><text:span text:style-name="T3">Collector</text:span></text:p>
          <draw:enhanced-geometry svg:viewBox="0 0 21600 21600" draw:mirror-horizontal="true" draw:type="rectangle" draw:enhanced-path="M 0 0 L 21600 0 21600 21600 0 21600 0 0 Z N"/>
        </draw:custom-shape>
        <draw:line draw:style-name="gr13" draw:text-style-name="P7" draw:layer="layout" svg:x1="9.398cm" svg:y1="18.288cm" svg:x2="9.398cm" svg:y2="17.018cm">
          <text:p/>
        </draw:line>
        <draw:line draw:style-name="gr13" draw:text-style-name="P7" draw:layer="layout" svg:x1="12.446cm" svg:y1="18.288cm" svg:x2="12.446cm" svg:y2="17.018cm">
          <text:p/>
        </draw:line>
        <draw:line draw:style-name="gr13" draw:text-style-name="P7" draw:layer="layout" svg:x1="15.494cm" svg:y1="18.288cm" svg:x2="15.494cm" svg:y2="17.018cm">
          <text:p/>
        </draw:line>
        <draw:line draw:style-name="gr15" draw:text-style-name="P7" draw:layer="layout" svg:x1="6.35cm" svg:y1="20.828cm" svg:x2="6.35cm" svg:y2="19.558cm">
          <text:p/>
        </draw:line>
        <draw:line draw:style-name="gr15" draw:text-style-name="P7" draw:layer="layout" svg:x1="9.398cm" svg:y1="20.828cm" svg:x2="9.398cm" svg:y2="19.558cm">
          <text:p/>
        </draw:line>
        <draw:line draw:style-name="gr15" draw:text-style-name="P7" draw:layer="layout" svg:x1="12.446cm" svg:y1="20.828cm" svg:x2="12.446cm" svg:y2="19.558cm">
          <text:p/>
        </draw:line>
        <draw:line draw:style-name="gr15" draw:text-style-name="P7" draw:layer="layout" svg:x1="15.494cm" svg:y1="20.828cm" svg:x2="15.494cm" svg:y2="19.558cm">
          <text:p/>
        </draw:line>
        <draw:line draw:style-name="gr16" draw:text-style-name="P9" draw:layer="layout" svg:x1="0.254cm" svg:y1="13.589cm" svg:x2="3.556cm" svg:y2="13.589cm">
          <text:p text:style-name="P8"><text:span text:style-name="T4">start</text:span></text:p>
        </draw:line>
        <draw:line draw:style-name="gr16" draw:text-style-name="P9" draw:layer="layout" svg:x1="0.254cm" svg:y1="14.351cm" svg:x2="3.556cm" svg:y2="14.351cm">
          <text:p text:style-name="P8"><text:span text:style-name="T4">inst. mem.</text:span></text:p>
        </draw:line>
        <draw:line draw:style-name="gr16" draw:text-style-name="P9" draw:layer="layout" svg:x1="0.254cm" svg:y1="15.113cm" svg:x2="3.556cm" svg:y2="15.113cm">
          <text:p text:style-name="P8"><text:span text:style-name="T4">ext. cond.</text:span></text:p>
        </draw:line>
        <draw:line draw:style-name="gr16" draw:text-style-name="P9" draw:layer="layout" svg:x1="0.254cm" svg:y1="15.875cm" svg:x2="3.556cm" svg:y2="15.875cm">
          <text:p text:style-name="P8"><text:span text:style-name="T4">c.s. overflow</text:span></text:p>
        </draw:line>
        <draw:line draw:style-name="gr17" draw:text-style-name="P9" draw:layer="layout" svg:x1="18.288cm" svg:y1="15.113cm" svg:x2="21.59cm" svg:y2="15.113cm">
          <text:p text:style-name="P8"><text:span text:style-name="T4">CSR</text:span></text:p>
        </draw:line>
        <draw:polyline draw:style-name="gr18" draw:text-style-name="P7" draw:layer="layout" svg:width="8.115cm" svg:height="2.688cm" draw:transform="rotate (1.21021130333287) translate (1.54839466139733cm 12.2594384110782cm)" svg:viewBox="0 0 8116 2689" draw:points="0,2689 7130,0 8116,2614">
          <text:p/>
        </draw:polyline>
        <draw:polyline draw:style-name="gr18" draw:text-style-name="P7" draw:layer="layout" svg:width="7.07cm" svg:height="2.4cm" draw:transform="rotate (1.23813657136478) translate (2.27964063097732cm 12.5037480791481cm)" svg:viewBox="0 0 7071 2401" draw:points="0,2157 6242,0 7071,2401">
          <text:p/>
        </draw:polyline>
        <draw:polyline draw:style-name="gr18" draw:text-style-name="P7" draw:layer="layout" svg:width="2.93cm" svg:height="1.607cm" draw:transform="rotate (0.885056463686324) translate (4.08914330826804cm 12.1894593745522cm)" svg:viewBox="0 0 2931 1608" draw:points="0,1608 1966,0 2931,1180">
          <text:p/>
        </draw:polyline>
        <draw:polyline draw:style-name="gr18" draw:text-style-name="P7" draw:layer="layout" svg:width="3.958cm" svg:height="1.871cm" draw:transform="rotate (1.0164797563615) translate (3.48852987421714cm 12.2227842321469cm)" svg:viewBox="0 0 3959 1872" draw:points="0,1872 3024,0 3959,1512">
          <text:p/>
        </draw:polyline>
        <draw:polyline draw:style-name="gr18" draw:text-style-name="P7" draw:layer="layout" svg:width="6.015cm" svg:height="2.18cm" draw:transform="rotate (1.26675997109748) translate (2.97582496340639cm 12.7071771088504cm)" svg:viewBox="0 0 6016 2181" draw:points="0,1673 5332,0 6016,2181">
          <text:p/>
        </draw:polyline>
        <draw:frame draw:style-name="gr19" draw:text-style-name="P11" draw:layer="layout" svg:width="2.794cm" svg:height="0.762cm" svg:x="3.81cm" svg:y="4.953cm">
          <draw:text-box>
            <text:p text:style-name="P10"><text:span text:style-name="T4">start</text:span></text:p>
          </draw:text-box>
        </draw:frame>
        <draw:polyline draw:style-name="gr18" draw:text-style-name="P12" draw:layer="layout" svg:width="4.966cm" svg:height="1.941cm" draw:transform="rotate (1.27234502470387) translate (3.54107739823001cm 12.8127061927917cm)" svg:viewBox="0 0 4967 1942" draw:points="0,1344 4370,0 4967,1942">
          <text:p/>
        </draw:polyline>
        <draw:frame draw:style-name="gr20" draw:text-style-name="P11" draw:layer="layout" svg:width="3.302cm" svg:height="0.755cm" svg:x="3.302cm" svg:y="5.98cm">
          <draw:text-box>
            <text:p text:style-name="P10"><text:span text:style-name="T4">inst.mem.</text:span></text:p>
          </draw:text-box>
        </draw:frame>
        <draw:frame draw:style-name="gr20" draw:text-style-name="P11" draw:layer="layout" svg:width="3.302cm" svg:height="0.755cm" svg:x="3.302cm" svg:y="6.992cm">
          <draw:text-box>
            <text:p text:style-name="P10"><text:span text:style-name="T4">ext. cond.</text:span></text:p>
          </draw:text-box>
        </draw:frame>
        <draw:frame draw:style-name="gr20" draw:text-style-name="P11" draw:layer="layout" svg:width="3.302cm" svg:height="0.755cm" svg:x="3.302cm" svg:y="8.001cm">
          <draw:text-box>
            <text:p text:style-name="P10"><text:span text:style-name="T4">CCR</text:span></text:p>
          </draw:text-box>
        </draw:frame>
        <draw:frame draw:style-name="gr20" draw:text-style-name="P11" draw:layer="layout" svg:width="3.302cm" svg:height="0.755cm" svg:x="3.302cm" svg:y="9.017cm">
          <draw:text-box>
            <text:p text:style-name="P10"><text:span text:style-name="T4">PC</text:span></text:p>
          </draw:text-box>
        </draw:frame>
        <draw:frame draw:style-name="gr20" draw:text-style-name="P11" draw:layer="layout" svg:width="3.302cm" svg:height="0.755cm" svg:x="3.302cm" svg:y="10.033cm">
          <draw:text-box>
            <text:p text:style-name="P10"><text:span text:style-name="T4">RF</text:span></text:p>
          </draw:text-box>
        </draw:frame>
        <draw:polyline draw:style-name="gr21" draw:text-style-name="P12" draw:layer="layout" svg:width="6.159cm" svg:height="0.879cm" draw:transform="rotate (1.71565865471043) translate (17.526cm 13.208cm)" svg:viewBox="0 0 6160 880" draw:points="0,0 6032,880 6160,0">
          <text:p/>
        </draw:polyline>
        <draw:line draw:style-name="gr21" draw:text-style-name="P12" draw:layer="layout" svg:x1="10.922cm" svg:y1="7.112cm" svg:x2="12.573cm" svg:y2="7.112cm">
          <text:p/>
        </draw:line>
        <draw:line draw:style-name="gr16" draw:text-style-name="P9" draw:layer="layout" svg:x1="0.254cm" svg:y1="16.637cm" svg:x2="3.556cm" svg:y2="16.637cm">
          <text:p text:style-name="P8"><text:span text:style-name="T4">done</text:span></text:p>
        </draw:line>
        <draw:custom-shape draw:style-name="gr6" draw:text-style-name="P6" draw:layer="layout" svg:width="3.048cm" svg:height="0.762cm" svg:x="13.081cm" svg:y="11.43cm">
          <text:p text:style-name="P1"><text:span text:style-name="T3">CSR Lis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6" draw:layer="layout" svg:width="3.048cm" svg:height="0.754cm" svg:x="7.366cm" svg:y="11.43cm">
          <text:p text:style-name="P1"><text:span text:style-name="T3">Active Inst.</text:span></text:p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1" svg:font-family="'CMU Serif'" style:font-pitch="variable"/>
    <style:font-face style:name="CMU Serif2" svg:font-family="'CMU Serif'" style:font-adornments="Roman" style:font-pitch="variable"/>
    <style:font-face style:name="Liberation Sans1" svg:font-family="'Liberation Sans'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1.844cm" fo:page-height="21.0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1T10:04:09.630954307</meta:creation-date>
    <dc:date>2017-06-21T09:09:11.366503254</dc:date>
    <meta:editing-duration>PT2H39M4S</meta:editing-duration>
    <meta:editing-cycles>14</meta:editing-cycles>
    <meta:generator>LibreOffice/5.0.6.2$Linux_X86_64 LibreOffice_project/00$Build-2</meta:generator>
    <meta:document-statistic meta:object-count="55"/>
  </office:meta>
</office:document-meta>
</file>